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Impacto da política LRU na Memória Principal</text:p>
          </draw:text-box>
        </draw:frame>
        <draw:frame draw:style-name="gr1" draw:text-style-name="P1" draw:layer="layout" svg:width="23.992cm" svg:height="9.999cm" svg:x="2.678cm" svg:y="3.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 text:style-name="P1">Impacto da política LRU na Cache</text:p>
          </draw:text-box>
        </draw:frame>
        <draw:frame draw:style-name="gr1" draw:text-style-name="P1" draw:layer="layout" svg:width="23.992cm" svg:height="9.999cm" svg:x="2.678cm" svg:y="3.8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 text:style-name="P1">Impacto da política LRU no disco</text:p>
          </draw:text-box>
        </draw:frame>
        <draw:frame draw:style-name="gr1" draw:text-style-name="P1" draw:layer="layout" svg:width="23.992cm" svg:height="9.999cm" svg:x="2.678cm" svg:y="3.81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Impacto da política LRU na tabela de páginas</text:p>
          </draw:text-box>
        </draw:frame>
        <draw:frame draw:style-name="gr1" draw:text-style-name="P1" draw:layer="layout" svg:width="23.992cm" svg:height="9.999cm" svg:x="2.678cm" svg:y="3.8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5T16:11:48.701512736</meta:creation-date>
    <dc:date>2022-04-15T19:24:49.694761147</dc:date>
    <meta:editing-duration>PT14M30S</meta:editing-duration>
    <meta:editing-cycles>6</meta:editing-cycles>
    <meta:generator>LibreOffice/7.2.6.2$Linux_X86_64 LibreOffice_project/20$Build-2</meta:generator>
    <meta:document-statistic meta:object-count="37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20.38cm" svg:y="4.452cm" style:legend-expansion="high" chart:style-name="ch2"/>
        <chart:plot-area chart:style-name="ch3" chart:data-source-has-labels="both" svg:x="0.479cm" svg:y="0.2cm" svg:width="19.422cm" svg:height="9.6cm">
          <chart:coordinate-region svg:x="2.794cm" svg:y="0.2cm" svg:width="16.735cm" svg:height="8.953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" chart:label-cell-address="local-table.$C$1" chart:class="chart:bar">
            <chart:data-point chart:repeated="8"/>
          </chart:series>
          <chart:series chart:style-name="ch8" chart:values-cell-range-address="local-table.$B$2:.$B$9" chart:label-cell-address="local-table.$B$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ória com LRU</text:p>
              </table:table-cell>
              <table:table-cell office:value-type="string">
                <text:p>Caso Base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490">
                <text:p>49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58">
                <text:p>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580">
                <text:p>58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78">
                <text:p>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1070">
                <text:p>1070</text:p>
              </table:table-cell>
              <table:table-cell office:value-type="float" office:value="790">
                <text:p>7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20.83cm" svg:y="4.452cm" style:legend-expansion="high" chart:style-name="ch2"/>
        <chart:plot-area chart:style-name="ch3" chart:data-source-has-labels="both" svg:x="0.479cm" svg:y="0.2cm" svg:width="19.872cm" svg:height="9.6cm">
          <chart:coordinate-region svg:x="2.794cm" svg:y="0.2cm" svg:width="17.185cm" svg:height="8.953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8" chart:label-cell-address="local-table.$C$1" chart:class="chart:bar">
            <chart:data-point chart:repeated="7"/>
          </chart:serie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co com LRU</text:p>
              </table:table-cell>
              <table:table-cell office:value-type="string">
                <text:p>Caso Base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300">
                <text:p>3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600">
                <text:p>6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900">
                <text:p>90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20.724cm" svg:y="4.452cm" style:legend-expansion="high" chart:style-name="ch2"/>
        <chart:plot-area chart:style-name="ch3" chart:data-source-has-labels="both" svg:x="0.479cm" svg:y="0.2cm" svg:width="19.766cm" svg:height="9.6cm">
          <chart:coordinate-region svg:x="2.794cm" svg:y="0.2cm" svg:width="17.171cm" svg:height="8.953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0" chart:label-cell-address="local-table.$C$1" chart:class="chart:bar">
            <chart:data-point chart:repeated="9"/>
          </chart:series>
          <chart:series chart:style-name="ch8" chart:values-cell-range-address="local-table.$B$2:.$B$10" chart:label-cell-address="local-table.$B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 com LRU</text:p>
              </table:table-cell>
              <table:table-cell office:value-type="string">
                <text:p>Caso Base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150">
                <text:p>1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270">
                <text:p>2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Page Fault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20.724cm" svg:y="4.452cm" style:legend-expansion="high" chart:style-name="ch2"/>
        <chart:plot-area chart:style-name="ch3" chart:data-source-has-labels="both" svg:x="0.479cm" svg:y="0.2cm" svg:width="19.766cm" svg:height="9.6cm">
          <chart:coordinate-region svg:x="2.794cm" svg:y="0.2cm" svg:width="17.264cm" svg:height="8.953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bar">
            <chart:data-point chart:repeated="6"/>
            <chart:data-point chart:style-name="ch8"/>
            <chart:data-point chart:repeated="3"/>
          </chart:series>
          <chart:series chart:style-name="ch9" chart:values-cell-range-address="local-table.$B$2:.$B$11" chart:label-cell-address="local-table.$B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 com LRU</text:p>
              </table:table-cell>
              <table:table-cell office:value-type="string">
                <text:p>Caso Base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otal Miss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otal Hit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